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a58f3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9" style:family="paragraph" style:parent-style-name="Text_20_body" style:list-style-name="L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platon.campograndeformacion.com/mod/assign/view.php?id=26103" text:style-name="Internet_20_link" text:visited-style-name="Visited_20_Internet_20_Link"><text:span text:style-name="T2">Tema 2. Apartado 2.3.3.</text:span></text:a></text:p>
      <text:p text:style-name="P2"><text:a xlink:type="simple" xlink:href="https://platon.campograndeformacion.com/mod/assign/view.php?id=26103" text:style-name="Internet_20_link" text:visited-style-name="Visited_20_Internet_20_Link"><text:span text:style-name="T2">"Descripción de las funciones que nos ofrecen las herramientas de edición de páginas web"</text:span></text:a> </text:p>
      <text:p text:style-name="P1"/>
      <text:p text:style-name="P5"><text:bookmark text:name="yui_3_17_2_1_1683144554227_49"/>Cuando se trata de diseñar sitios web, hasta los desarrolladores más experimentados utilizan algún software de diseño web, en lugar de diseñar desde cero. Es más fácil, rápido y se obtiene un mejor resultado.</text:p>
      <text:p text:style-name="P4">Como bien sabe, hay una gran variedad de herramientas disponibles que han sido diseñadas para adaptarse a varios niveles de dominio. Las herramientas que se han estudiado en esta unidad formativa son:</text:p>
      <text:list text:style-name="L1">
        <text:list-item>
          <text:p text:style-name="P7">Drupal.</text:p>
        </text:list-item>
        <text:list-item>
          <text:p text:style-name="P8">Prestashop.</text:p>
        </text:list-item>
        <text:list-item>
          <text:p text:style-name="P8">Joomla.</text:p>
        </text:list-item>
        <text:list-item>
          <text:p text:style-name="P8">Wordpress.</text:p>
        </text:list-item>
      </text:list>
      <text:p text:style-name="P5"><text:line-break/>Por tanto, le solicitamos:</text:p>
      <text:list text:style-name="L2">
        <text:list-item>
          <text:p text:style-name="P9">Describa cuáles son las principales utilidades de cada una de ellas para crear plantillas, sin olvidar cuáles son sus especificaciones técnicas.</text:p>
        </text:list-item>
      </text:list>
      <text:p text:style-name="P3"><text:line-break/></text:p>
      <text:p text:style-name="P6"><text:span text:style-name="T1">Actividad asociada al CE1.2 </text:span><text:line-break/><text:bookmark text:name="page21R_mcid840"/>Describir las utilidades que ofrecen las herramientas de edición de páginas <text:s/><text:bookmark text:name="page21R_mcid841"/>web para crear plantillas, teniendo en cuenta las especificaciones técnicas de la <text:bookmark text:name="page21R_mcid842"/>herramienta.<text:line-break/><text:span text:style-name="T1"><text:line-break/><text:line-break/>Duración</text:span>: 20’.</text:p>
      <text:p text:style-name="P5"><text:span text:style-name="T1">Criterios de corrección:</text:span> la valoración máxima de esta actividad es de 10 puntos repartidos entre los siguientes criterios:</text:p>
      <text:p text:style-name="P5">1. Estructurar la información aportada con orden jerárquico y sentido. <text:s/>(2 puntos) <text:line-break/>2. Dar respuesta coherente y justificada a lo requerido. <text:s/>(4 puntos)<text:line-break/>3. Grado de profundidad de la exposición. <text:s/>(3 puntos)<text:line-break/>4. Cumplimiento de entrega plazos establecidos (1 punt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22:10:17.793000000</meta:creation-date>
    <dc:date>2023-05-03T22:11:19.278000000</dc:date>
    <meta:editing-duration>PT1M2S</meta:editing-duration>
    <meta:editing-cycles>1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4" meta:word-count="206" meta:character-count="1335" meta:non-whitespace-character-count="1136"/>
  </office:meta>
</office:document-meta>
</file>